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/>
      <style:text-properties officeooo:rsid="000f5d15" officeooo:paragraph-rsid="000f5d15"/>
    </style:style>
    <style:style style:name="P4" style:family="paragraph" style:parent-style-name="Standard">
      <style:paragraph-properties fo:line-height="100%"/>
      <style:text-properties officeooo:rsid="00125938" officeooo:paragraph-rsid="00125938"/>
    </style:style>
    <style:style style:name="P5" style:family="paragraph" style:parent-style-name="Standard">
      <style:paragraph-properties fo:line-height="100%"/>
      <style:text-properties officeooo:rsid="001643f9" officeooo:paragraph-rsid="001643f9"/>
    </style:style>
    <style:style style:name="P6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7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style:text-underline-style="solid" style:text-underline-width="auto" style:text-underline-color="font-color" fo:font-weight="bold" officeooo:rsid="003baeca" officeooo:paragraph-rsid="003baeca" style:font-style-asian="italic" style:font-weight-asian="bold" style:font-style-complex="italic" style:font-weight-complex="bold"/>
    </style:style>
    <style:style style:name="P104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06" style:family="paragraph" style:parent-style-name="Standard">
      <style:paragraph-properties fo:line-height="100%"/>
      <style:text-properties officeooo:paragraph-rsid="0077679a"/>
    </style:style>
    <style:style style:name="P107" style:family="paragraph" style:parent-style-name="Standard">
      <style:paragraph-properties fo:line-height="100%"/>
      <style:text-properties officeooo:rsid="0077b6b9" officeooo:paragraph-rsid="0077b6b9"/>
    </style:style>
    <style:style style:name="P108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09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10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11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12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13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14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15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16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17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18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19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20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21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122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123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124" style:family="paragraph" style:parent-style-name="Standard">
      <style:paragraph-properties fo:line-height="100%"/>
      <style:text-properties officeooo:rsid="00b3ecdf" officeooo:paragraph-rsid="00b3ecdf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2" style:family="text">
      <style:text-properties officeooo:rsid="00183d90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183d90"/>
    </style:style>
    <style:style style:name="T65" style:family="text">
      <style:text-properties style:text-underline-style="solid" style:text-underline-width="auto" style:text-underline-color="font-color" officeooo:rsid="0021a93e"/>
    </style:style>
    <style:style style:name="T66" style:family="text">
      <style:text-properties officeooo:rsid="001952df"/>
    </style:style>
    <style:style style:name="T67" style:family="text">
      <style:text-properties officeooo:rsid="001b8dab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288979" style:font-weight-asian="normal" style:font-weight-complex="normal"/>
    </style:style>
    <style:style style:name="T70" style:family="text">
      <style:text-properties fo:font-weight="normal" officeooo:rsid="002c6577" style:font-weight-asian="normal" style:font-weight-complex="normal"/>
    </style:style>
    <style:style style:name="T71" style:family="text">
      <style:text-properties fo:font-weight="normal" officeooo:rsid="00668b74" style:font-weight-asian="normal" style:font-weight-complex="normal"/>
    </style:style>
    <style:style style:name="T72" style:family="text">
      <style:text-properties officeooo:rsid="0031c69a"/>
    </style:style>
    <style:style style:name="T73" style:family="text">
      <style:text-properties officeooo:rsid="00354b78"/>
    </style:style>
    <style:style style:name="T74" style:family="text">
      <style:text-properties officeooo:rsid="003912d9"/>
    </style:style>
    <style:style style:name="T75" style:family="text">
      <style:text-properties officeooo:rsid="003c10c0"/>
    </style:style>
    <style:style style:name="T76" style:family="text">
      <style:text-properties officeooo:rsid="003e706a"/>
    </style:style>
    <style:style style:name="T77" style:family="text">
      <style:text-properties officeooo:rsid="00606842"/>
    </style:style>
    <style:style style:name="T78" style:family="text">
      <style:text-properties officeooo:rsid="00607187"/>
    </style:style>
    <style:style style:name="T79" style:family="text">
      <style:text-properties officeooo:rsid="0065cbac"/>
    </style:style>
    <style:style style:name="T80" style:family="text">
      <style:text-properties officeooo:rsid="00668b74"/>
    </style:style>
    <style:style style:name="T81" style:family="text">
      <style:text-properties fo:font-weight="bold" officeooo:rsid="00668b74" style:font-weight-asian="bold" style:font-weight-complex="bold"/>
    </style:style>
    <style:style style:name="T82" style:family="text">
      <style:text-properties fo:font-weight="bold" officeooo:rsid="0073f9e9" style:font-weight-asian="bold" style:font-weight-complex="bold"/>
    </style:style>
    <style:style style:name="T83" style:family="text">
      <style:text-properties officeooo:rsid="006cc4f2"/>
    </style:style>
    <style:style style:name="T84" style:family="text">
      <style:text-properties officeooo:rsid="006e2554"/>
    </style:style>
    <style:style style:name="T85" style:family="text">
      <style:text-properties officeooo:rsid="006f0c6b"/>
    </style:style>
    <style:style style:name="T86" style:family="text">
      <style:text-properties officeooo:rsid="00703db7"/>
    </style:style>
    <style:style style:name="T87" style:family="text">
      <style:text-properties officeooo:rsid="0073f9e9"/>
    </style:style>
    <style:style style:name="T88" style:family="text">
      <style:text-properties fo:background-color="transparent" loext:char-shading-value="0"/>
    </style:style>
    <style:style style:name="T89" style:family="text">
      <style:text-properties officeooo:rsid="008ccb64"/>
    </style:style>
    <style:style style:name="T90" style:family="text">
      <style:text-properties officeooo:rsid="008f45ae"/>
    </style:style>
    <style:style style:name="T91" style:family="text">
      <style:text-properties officeooo:rsid="00994669"/>
    </style:style>
    <style:style style:name="T92" style:family="text">
      <style:text-properties officeooo:rsid="00a7e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appels UNIX et Linux</text:p>
      <text:p text:style-name="P1"/>
      <text:p text:style-name="P124">aze</text:p>
      <text:p text:style-name="P1"/>
      <text:p text:style-name="P5">Non-déterminisme d’un ordinateur au niveau de ses interactions avec l’extérieur (hardware, disque, <text:tab/>réseau...)</text:p>
      <text:p text:style-name="P3">File descriptor = handle d’un fichier ouvert</text:p>
      <text:p text:style-name="P3">Inode = « pointeur » vers l’endroit où se trouve le fichier</text:p>
      <text:p text:style-name="P3"/>
      <text:p text:style-name="P3"/>
      <text:p text:style-name="P3"><text:tab/>Tout est fichier sur Linux. <text:span text:style-name="T63">Les différents types </text:span><text:span text:style-name="T64">de fichiers </text:span><text:span text:style-name="T63">:</text:span></text:p>
      <text:p text:style-name="P3"/>
      <text:list xml:id="list8723570345156100910" text:style-name="L1">
        <text:list-item>
          <text:p text:style-name="P108">répertoire</text:p>
        </text:list-item>
        <text:list-item>
          <text:p text:style-name="P108">device ou périphérique (/dev/null)</text:p>
        </text:list-item>
        <text:list-item>
          <text:p text:style-name="P108">fichier standard (.txt)</text:p>
        </text:list-item>
        <text:list-item>
          <text:p text:style-name="P108">pipes ( | présent aussi sur Windows)</text:p>
        </text:list-item>
        <text:list-item>
          <text:p text:style-name="P108">sockets</text:p>
        </text:list-item>
        <text:list-item>
          <text:p text:style-name="P108">links (symlinks et hard links)</text:p>
        </text:list-item>
      </text:list>
      <text:p text:style-name="P3"/>
      <text:p text:style-name="P3"><text:tab/><text:span text:style-name="T63">Filenames :</text:span> tout sauf « / » et « \0 »</text:p>
      <text:p text:style-name="P3"/>
      <text:p text:style-name="P3"/>
      <text:p text:style-name="P4"><text:tab/><text:span text:style-name="T63">Répertoires </text:span><text:span text:style-name="T65">(</text:span><text:span text:style-name="T17">conventions</text:span><text:span text:style-name="T65">) </text:span><text:span text:style-name="T63">:</text:span></text:p>
      <text:p text:style-name="P4"/>
      <text:list xml:id="list7009616135737702843" text:style-name="L2">
        <text:list-item>
          <text:p text:style-name="P109">/<text:span text:style-name="T1">bin → binaires standards</text:span></text:p>
        </text:list-item>
        <text:list-item>
          <text:p text:style-name="P109">/<text:span text:style-name="T1">sbin → binaires pour l’admin (s comme super)</text:span></text:p>
        </text:list-item>
        <text:list-item>
          <text:p text:style-name="P109">/<text:span text:style-name="T1">usr → user-land programs and data.</text:span></text:p>
          <text:p text:style-name="P111"/>
          <text:list>
            <text:list-item>
              <text:p text:style-name="P112">/usr/bin et /usr/sbin sont les binaires non-nécessaires au démarrage installés par le gestionnaire de paquets</text:p>
            </text:list-item>
            <text:list-item>
              <text:p text:style-name="P110">/<text:span text:style-name="T1">usr/local/bin et /usr/local/sbin sont ceux compilés et installés manuellement</text:span></text:p>
              <text:list>
                <text:list-item>
                  <text:p text:style-name="P112">il faudra recompiler ces programmes si une màj du gestionnaire de paquets change des libs nécessaires (sauf dans le cas d’une compilation dynamique)</text:p>
                </text:list-item>
                <text:list-item>
                  <text:p text:style-name="P113">sur certaines distros, aucune différence entre /bin /sbin et leurs équivalents en /usr. /bin et /sbin sont des symlinks vers leurs versions en /usr</text:p>
                </text:list-item>
                <text:list-item>
                  <text:p text:style-name="P113">même chose entre /lib et /usr/lib</text:p>
                </text:list-item>
              </text:list>
            </text:list-item>
          </text:list>
        </text:list-item>
        <text:list-item>
          <text:p text:style-name="P114">/boot <text:span text:style-name="T66">→ </text:span>les images minimales du disque qui seront chargé<text:span text:style-name="T62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13">/<text:span text:style-name="T2">dev = device = périphériques</text:span></text:p>
          <text:list>
            <text:list-item>
              <text:p text:style-name="P113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16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13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13">/<text:span text:style-name="T3">dev/urandom (aujourd’hui identiques)</text:span></text:p>
            </text:list-item>
          </text:list>
        </text:list-item>
        <text:list-item>
          <text:p text:style-name="P114">/<text:span text:style-name="T62">lib → lib partagées. Contient le numéro de version dans le nom, ce qui permet <text:tab/>de faire co-exister plusieurs versions.</text:span></text:p>
        </text:list-item>
        <text:list-item>
          <text:p text:style-name="P113"><text:soft-page-break/>/<text:span text:style-name="T66">root</text:span></text:p>
        </text:list-item>
        <text:list-item>
          <text:p text:style-name="P113">/<text:span text:style-name="T66">home</text:span></text:p>
        </text:list-item>
        <text:list-item>
          <text:p text:style-name="P114">/<text:span text:style-name="T66">etc → fichiers de conf’ généraux au système</text:span></text:p>
        </text:list-item>
        <text:list-item>
          <text:p text:style-name="P114">/<text:span text:style-name="T66">var → fichiers variables (filesystem sur celui sur lequel il y a beaucoup d’activité). </text:span></text:p>
          <text:list>
            <text:list-item>
              <text:p text:style-name="P117">ex : les logs (!) , les caches, les spools…</text:p>
            </text:list-item>
          </text:list>
        </text:list-item>
        <text:list-item>
          <text:p text:style-name="P114">/<text:span text:style-name="T66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18">Sur les distros récentes, /tmp est en réalité personnalisé par utilisateurs même s’il apparaît unique</text:p>
            </text:list-item>
          </text:list>
        </text:list-item>
        <text:list-item>
          <text:p text:style-name="P115">/<text:span text:style-name="T66">proc → informations sur les processus (= instance d’un programme).</text:span></text:p>
          <text:list>
            <text:list-item>
              <text:p text:style-name="P119">Non-persistant</text:p>
            </text:list-item>
          </text:list>
        </text:list-item>
        <text:list-item>
          <text:p text:style-name="P114">/<text:span text:style-name="T66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20">/<text:span text:style-name="T67">media → montages transitoires et spécifiques à un utilisateur</text:span></text:p>
        </text:list-item>
        <text:list-item>
          <text:p text:style-name="P120">/<text:span text:style-name="T67">mnt → montages permanents et partagés</text:span></text:p>
        </text:list-item>
        <text:list-item>
          <text:p text:style-name="P120">/<text:span text:style-name="T67">opt → composants optionnels (</text:span><text:span text:style-name="T7">logiciels propriétaires par ex</text:span><text:span text:style-name="T67">). En général vide.</text:span></text:p>
        </text:list-item>
        <text:list-item>
          <text:p text:style-name="P120">/<text:span text:style-name="T67">lost+found → fichiers perdus (</text:span><text:span text:style-name="T7">plus de links par ex</text:span><text:span text:style-name="T67">). Aujourd’hui plus utile, car <text:tab/>les filesystems sont journalisés donc on peut retrouver comme ça.</text:span></text:p>
        </text:list-item>
        <text:list-item>
          <text:p text:style-name="P120">/<text:span text:style-name="T67">run → dossiers et fichiers créés par les processus pour leur utilisation. Volatile, <text:tab/>effacé au redémarrage.</text:span></text:p>
        </text:list-item>
        <text:list-item>
          <text:p text:style-name="P120">/<text:span text:style-name="T67">srv → idem pour les services (</text:span><text:span text:style-name="T8">ex : logs d’un serveur)</text:span></text:p>
        </text:list-item>
      </text:list>
      <text:p text:style-name="P7"/>
      <text:p text:style-name="P7"/>
      <text:p text:style-name="P6"/>
      <text:p text:style-name="P8">Des regex limitées sont possibles avec <text:span text:style-name="T4">ls</text:span>. Ex : «<text:span text:style-name="T4"> ls </text:span><text:span text:style-name="T18">*e* </text:span><text:span text:style-name="T68">» ou « </text:span><text:span text:style-name="T18">ls ?e* </text:span><text:span text:style-name="T68">». </text:span><text:span text:style-name="T69">Potentiellement utile avec <text:tab/>l’option </text:span><text:span text:style-name="T19">-d </text:span><text:span text:style-name="T70">(affiche les noms des répertoires, et pas leur contenu)</text:span></text:p>
      <text:p text:style-name="P60"/>
      <text:p text:style-name="P9"><text:span text:style-name="T19">c</text:span><text:span text:style-name="T18">d</text:span><text:span text:style-name="T68"> = </text:span><text:span text:style-name="T18">cd ~</text:span><text:span text:style-name="T68"> = goto home dir</text:span></text:p>
      <text:p text:style-name="P104">cd ~user</text:p>
      <text:p text:style-name="P61"/>
      <text:p text:style-name="P9"><text:span text:style-name="T18">cp -p</text:span><text:span text:style-name="T68"> copie également les propriétés du fichiers. </text:span><text:span text:style-name="T70">Options de sûreté : </text:span><text:span text:style-name="T20">-i et -n </text:span><text:span text:style-name="T70">(demande confirmation <text:tab/>et ignore si le fichier existe déjà)</text:span></text:p>
      <text:p text:style-name="P61"/>
      <text:p text:style-name="P63">mknode<text:span text:style-name="T24"> pour recréer des </text:span><text:span text:style-name="T26">nodes (ex : des périphériques exotiques comme /dev/null)</text:span></text:p>
      <text:p text:style-name="P10"/>
      <text:p text:style-name="P64">tail -f<text:span text:style-name="T24"> comme watch mais refresh tout le temps. Tail le fichier + continuer à afficher tout ce qui s’inscrira</text:span></text:p>
      <text:p text:style-name="P11"/>
      <text:p text:style-name="P65">grep -n <text:span text:style-name="T24">pour afficher la ligne à laquelle les patterns ont été créés</text:span></text:p>
      <text:p text:style-name="P12"/>
      <text:p text:style-name="P66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2">LANG :</text:span></text:p>
      <text:p text:style-name="P66"><text:span text:style-name="T27"><text:tab/></text:span><text:span text:style-name="T72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3"/>
      <text:p text:style-name="P13"/>
      <text:p text:style-name="P13"/>
      <text:p text:style-name="P28"><text:soft-page-break/>Avec <text:span text:style-name="T4">ls</text:span>, on peut aussi lister/trier en fonction de la date. « <text:span text:style-name="T4">ls -lrt » </text:span>: t selon le temps, r = reverse.</text:p>
      <text:p text:style-name="P28"/>
      <text:p text:style-name="P13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62"/>
      <text:p text:style-name="P62"/>
      <text:p text:style-name="P67"><text:span text:style-name="T59">Sur les liens :</text:span><text:span text:style-name="T24"> </text:span></text:p>
      <text:p text:style-name="P14"/>
      <text:p text:style-name="P67"><text:span text:style-name="T24"><text:tab/>créer : </text:span>ln<text:span text:style-name="T24"> (hardware par défaut, </text:span>-s<text:span text:style-name="T24"> pour symbolique)</text:span></text:p>
      <text:p text:style-name="P67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3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67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3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5"/>
      <text:p text:style-name="P67"><text:span text:style-name="T28"><text:tab/></text:span><text:span text:style-name="T74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03"><text:soft-page-break/><text:span text:style-name="T30">D</text:span><text:span text:style-name="T24">roits :</text:span></text:p>
      <text:p text:style-name="P17"/>
      <text:p text:style-name="P68"><text:span text:style-name="T24"><text:tab/></text:span><text:span text:style-name="T37">rwx rwx rwx = Owner Group Others</text:span></text:p>
      <text:p text:style-name="P19"/>
      <text:p text:style-name="P68"><text:span text:style-name="T60">--</text:span><text:span text:style-name="T61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75">rwx</text:span><text:span text:style-name="T31"> comme les autres sur le résultat de </text:span><text:span text:style-name="T75">ls -l</text:span></text:p>
      <text:p text:style-name="P17"/>
      <text:p text:style-name="P68"><text:span text:style-name="T24"><text:tab/></text:span><text:span text:style-name="T32">chmod : préciser </text:span><text:span text:style-name="T76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7"/>
      <text:p text:style-name="P73"><text:span text:style-name="T24"><text:tab/></text:span><text:span text:style-name="T38">On ne met pas de droits supérieurs à un dossier parent qu’à ses enfants.</text:span></text:p>
      <text:p text:style-name="P20"/>
      <text:p text:style-name="P68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1"/>
      <text:p text:style-name="P68"><text:span text:style-name="T39"><text:tab/></text:span><text:span text:style-name="T40">Pour les droits supplémentaires :</text:span></text:p>
      <text:p text:style-name="P68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2"/>
      <text:p text:style-name="P68"><text:span text:style-name="T40"><text:tab/><text:tab/></text:span><text:span text:style-name="T41">Pour un fichier :</text:span></text:p>
      <text:p text:style-name="P69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72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68"><text:span text:style-name="T24"><text:tab/><text:tab/><text:tab/></text:span><text:span text:style-name="T41">t = sticky bit. Pas supprimable sauf par le propriétaire.</text:span></text:p>
      <text:p text:style-name="P23"/>
      <text:p text:style-name="P70"><text:span text:style-name="T41"><text:tab/><text:tab/> </text:span><text:span text:style-name="T42">Tout le monde pourra exécuter ce fichier avec les droits du propriétaire (root)</text:span></text:p>
      <text:p text:style-name="P24"/>
      <text:p text:style-name="P68"><text:span text:style-name="T24"><text:tab/><text:tab/></text:span><text:span text:style-name="T41">Pour un dossier :</text:span></text:p>
      <text:p text:style-name="P71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7"/>
      <text:p text:style-name="P68"><text:span text:style-name="T24"><text:tab/></text:span><text:span text:style-name="T45">Umask = permission retirées par défaut (opposé des permissions accordées)</text:span></text:p>
      <text:p text:style-name="P29"/>
      <text:p text:style-name="P68"><text:span text:style-name="T45"><text:tab/></text:span><text:span text:style-name="T48">En sécu, gaffe aux fichiers suid/sguid !</text:span></text:p>
      <text:p text:style-name="P17"/>
      <text:p text:style-name="P17"><text:tab/><text:span text:style-name="T77">Peuvent aussi s’écrire « chmod g+s » =&gt; group guid</text:span></text:p>
      <text:p text:style-name="P17"><text:tab/><text:span text:style-name="T78">On peut </text:span><text:span text:style-name="T9">chmod -R</text:span><text:span text:style-name="T78">. </text:span><text:span text:style-name="T9">chmod +X -R /dir</text:span><text:span text:style-name="T78"> rend traversables tous les dossiers et sous-dossiers (X ne concernera que les dossiers et pas les fichiers).</text:span></text:p>
      <text:p text:style-name="P25"/>
      <text:p text:style-name="P25">(<text:span text:style-name="T4">chown</text:span> et <text:span text:style-name="T4">chgrp</text:span>. <text:span text:style-name="T79">On peut aussi </text:span><text:span text:style-name="T10">chown user:group file</text:span><text:span text:style-name="T79">.</text:span>)</text:p>
      <text:p text:style-name="P17"/>
      <text:p text:style-name="P26">Un user peut faire partie de plusieurs groupes et faire du chown/chgrp avec des groupes auquel il appartient.</text:p>
      <text:p text:style-name="P26"><text:tab/><text:span text:style-name="T4">id</text:span> pour avoir tous ses identifiants (on saura à quel groupe on appartient, etc)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21">su -</text:span><text:span text:style-name="T81"> &gt; </text:span><text:span text:style-name="T21">su</text:span><text:span text:style-name="T71">.</text:span><text:span text:style-name="T80"> Avec le – on se place dans l’environnement de l’utilisateur auquel on se connecte. <text:tab/>Dans son home directory, avec ses variables d’environnement, ses confs...</text:span></text:p>
      <text:p text:style-name="P17"/>
      <text:p text:style-name="P27"><text:span text:style-name="T4">sudo</text:span> log les tentatives de connexions mais aussi chaque commande tapée (alors que « su » ne log <text:tab/>que la connexion)</text:p>
      <text:p text:style-name="P17"/>
      <text:p text:style-name="P76">sudo -l<text:span text:style-name="T24"> liste les commandes qu’on peut lancer en sudo.</text:span></text:p>
      <text:p text:style-name="P17"/>
      <text:p text:style-name="P17"/>
      <text:p text:style-name="P74">scp<text:span text:style-name="T24"> → transfert de fichier par SSH</text:span></text:p>
      <text:p text:style-name="P18"/>
      <text:p text:style-name="P75">(On peut monter un filesystem sous Windows dans un dossier standard comme sous Unix, pas obligatoirement en D:)</text:p>
      <text:p text:style-name="P30"/>
      <text:p text:style-name="P31">Multitask collaboratif : quand une application a fini, elle transmet au suivant</text:p>
      <text:p text:style-name="P31">Multitask préemptif : scheduler</text:p>
      <text:p text:style-name="P31"/>
      <text:p text:style-name="P32">Attention aux fichiers de cache ! Après suppression de compte, tout merdait. </text:p>
      <text:p text:style-name="P32"><text:tab/>« grep -r /home/user . » : <text:span text:style-name="T83">récupère tous les reliquats dans le dossier courant. Ensuite, on les <text:tab/>supprime ou on les </text:span><text:span text:style-name="T11">sed</text:span></text:p>
      <text:p text:style-name="P77"/>
      <text:p text:style-name="P77"/>
      <text:p text:style-name="P33"><text:span text:style-name="T84">Exemple de b</text:span>ackdoor locale : un bash/<text:span text:style-name="T85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3"><text:tab/><text:span text:style-name="T86">N.B : bash a besoin d’une option (</text:span><text:span text:style-name="T12">-p</text:span><text:span text:style-name="T86">) pour pouvoir être lancé en root.</text:span></text:p>
      <text:p text:style-name="P33"/>
      <text:p text:style-name="P33"/>
      <text:p text:style-name="P33"/>
      <text:p text:style-name="P33"/>
      <text:p text:style-name="P33"/>
      <text:p text:style-name="P34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87">(fait les deux d’un coup, </text:span><text:span text:style-name="T82">en</text:span><text:span text:style-name="T87"> </text:span><text:span text:style-name="T82">bash</text:span><text:span text:style-name="T87">)</text:span></text:p>
      <text:p text:style-name="P34"/>
      <text:p text:style-name="P35">Makefile syntaxe basique :</text:p>
      <text:p text:style-name="P35"/>
      <text:p text:style-name="P35"><text:tab/><text:span text:style-name="T22">foo : foo.c</text:span></text:p>
      <text:p text:style-name="P105"><text:span text:style-name="T88"><text:tab/><text:tab/></text:span>gcc foo.c -o foo</text:p>
      <text:p text:style-name="P78">(Combinable avec des variables, des règles précises, des syntaxes builtins…)</text:p>
      <text:p text:style-name="P36">&amp;&amp; <text:s/>est un ET logique, ça exécute la seconde que si la première a réussi</text:p>
      <text:p text:style-name="P36">|| est un XOR ; ça ne lance la seconde que si la première a échoué</text:p>
      <text:p text:style-name="P36"/>
      <text:p text:style-name="P39">Créer un utilisateur système (sans home directory, pour un service) : </text:p>
      <text:p text:style-name="P106"><text:span text:style-name="T49"><text:tab/></text:span><text:span text:style-name="T14">sudo useradd -r -s /bin/false USERNAME</text:span></text:p>
      <text:p text:style-name="P39"/>
      <text:p text:style-name="P39"><text:tab/>-r = compte système. Pas de home directory, pas d’expiration, qques petites différences</text:p>
      <text:p text:style-name="P39"><text:tab/>-s = shell. Il a pas besoin d’un shell ; personne ne doit se connecter dessus</text:p>
      <text:p text:style-name="P39"/>
      <text:p text:style-name="P40"/>
      <text:p text:style-name="P40"/>
      <text:p text:style-name="P41"/>
      <text:p text:style-name="P79"><text:soft-page-break/>jobs<text:span text:style-name="T24"> liste les background jobs (quand on en lance un en background, le numéro du job s’affiche en []). </text:span></text:p>
      <text:p text:style-name="P79"><text:span text:style-name="T49">C</text:span><text:span text:style-name="T24">TRL+Z = met en pause un processus</text:span></text:p>
      <text:p text:style-name="P107"><text:span text:style-name="T24">Pour relancer un processus en background job : </text:span><text:span text:style-name="T4">bg %JOBNUMBER</text:span></text:p>
      <text:p text:style-name="P107"><text:span text:style-name="T24">Pour le récupérer en foreground : </text:span><text:span text:style-name="T4">fg %JOBNUMBER</text:span></text:p>
      <text:p text:style-name="P107"><text:span text:style-name="T24"><text:s/><text:tab/></text:span><text:span text:style-name="T4">(si un seul, il le fait automatiquement)</text:span></text:p>
      <text:p text:style-name="P79"/>
      <text:p text:style-name="P37">Les signaux sont interceptables par les processus. Ils sont censés les respecter, mais pas forcément… Sauf le signal 9 (<text:span text:style-name="T4">kill -p pid</text:span>).</text:p>
      <text:p text:style-name="P80"/>
      <text:p text:style-name="P38">CTRL+D = EOF</text:p>
      <text:p text:style-name="P38"/>
      <text:p text:style-name="P38"/>
      <text:p text:style-name="P38"><text:span text:style-name="T4">ps -faux </text:span>: f = forest, donne les arborescences parentes (process parents)</text:p>
      <text:p text:style-name="P38"/>
      <text:p text:style-name="P82">top<text:span text:style-name="T24"> donne des informations complémentaires. Il tire par défaut en fonction de l’usage GPU. Avec <text:tab/>M, on trie par usage de la mémoire.</text:span></text:p>
      <text:p text:style-name="P42"/>
      <text:p text:style-name="P83">uptime</text:p>
      <text:p text:style-name="P83"/>
      <text:p text:style-name="P83">shutter <text:span text:style-name="T24">= snipping tool</text:span></text:p>
      <text:p text:style-name="P94">evince<text:span text:style-name="T24"> = pdf viewer</text:span></text:p>
      <text:p text:style-name="P81"><text:span text:style-name="T91">ristretto</text:span><text:span text:style-name="T55"> = image viewer sur xfce4</text:span></text:p>
      <text:p text:style-name="P43"/>
      <text:p text:style-name="P84">killall <text:span text:style-name="T24">tue toutes les instances du processus visé</text:span></text:p>
      <text:p text:style-name="P42"/>
      <text:p text:style-name="P85">sleep n</text:p>
      <text:p text:style-name="P85"/>
      <text:p text:style-name="P86">uname -a <text:span text:style-name="T24">: propriétés du kernel (architecture, version du noyau…)</text:span></text:p>
      <text:p text:style-name="P44"/>
      <text:p text:style-name="P87">time &lt;command&gt; <text:span text:style-name="T24">: chronomètre la commande</text:span></text:p>
      <text:p text:style-name="P87"><text:span text:style-name="T24"><text:tab/></text:span><text:span text:style-name="T50">real </text:span></text:p>
      <text:p text:style-name="P87"><text:span text:style-name="T50"><text:tab/>user : </text:span><text:span text:style-name="T51">combien de temps ce programme a été utilisé le processeur</text:span></text:p>
      <text:p text:style-name="P87"><text:span text:style-name="T50"><text:tab/>sys : </text:span><text:span text:style-name="T51">le système a été interrogé par le programme ; dit le temps qu’il a mis pour traiter la <text:tab/><text:tab/>demande</text:span></text:p>
      <text:p text:style-name="P45"/>
      <text:p text:style-name="P45"/>
      <text:p text:style-name="P88">env<text:span text:style-name="T24"> : liste des env</text:span></text:p>
      <text:p text:style-name="P90">export<text:span text:style-name="T24"> : les applique à tout l'environnement</text:span><text:span text:style-name="T52"> du shell courant. Sans </text:span><text:span text:style-name="T89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6"/>
      <text:p text:style-name="P90">which<text:span text:style-name="T24"> : nous dit où on va chercher la commande</text:span></text:p>
      <text:p text:style-name="P47"/>
      <text:p text:style-name="P48"><text:tab/>Une des variables d'environnement intéressantes : LD_PRELOAD</text:p>
      <text:p text:style-name="P89"><text:span text:style-name="T24"><text:tab/>Il s'agit des librairies chargées. Déjà, si cette variable n'est pas supprimée/nettoyée, on peut <text:tab/>avoir accès à plus de commandes que nécessaires en utilisant ces fonctions. Aussi, pour un 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48"/>
      <text:p text:style-name="P91"><text:soft-page-break/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0">tune2fs</text:span></text:p>
      <text:p text:style-name="P49"/>
      <text:p text:style-name="P92">du -sh<text:span text:style-name="T24"> </text:span>&lt;folder&gt;<text:span text:style-name="T24"> : pour un folder. s = summarize</text:span></text:p>
      <text:p text:style-name="P50"/>
      <text:p text:style-name="P50"/>
      <text:p text:style-name="P51">gzip -&gt; bzip2 -&gt; xz</text:p>
      <text:p text:style-name="P51">De gauche à droite, du plus rapide au moins rapide, à l'inverse du taux de compression</text:p>
      <text:p text:style-name="P51"/>
      <text:p text:style-name="P93">tar <text:span text:style-name="T24">:</text:span></text:p>
      <text:p text:style-name="P93"><text:span text:style-name="T24"><text:tab/>tar -cf dest.tar source</text:span><text:span text:style-name="T54"><text:tab/><text:tab/><text:tab/>(non compressé)</text:span></text:p>
      <text:p text:style-name="P52"><text:tab/>tar -czf dest.tar.gz source</text:p>
      <text:p text:style-name="P52"><text:tab/>tar -cjf dest.tar.bz2 source</text:p>
      <text:p text:style-name="P52"><text:tab/>tar -cJf dest.tar.xz source</text:p>
      <text:p text:style-name="P52"/>
      <text:p text:style-name="P93"><text:span text:style-name="T24"><text:tab/><text:tab/>avec </text:span>-x<text:span text:style-name="T24"> pour extract</text:span></text:p>
      <text:p text:style-name="P95"><text:span text:style-name="T24"><text:tab/><text:tab/><text:tab/></text:span>zip <text:span text:style-name="T24">compresse très mal et perds toutes les metadata</text:span></text:p>
      <text:p text:style-name="P52"/>
      <text:p text:style-name="P96">diff<text:span text:style-name="T24"> : options usuelles : </text:span>diff -ru dir1 dir2 &gt; file.patch</text:p>
      <text:p text:style-name="P53"><text:tab/>-r = récursif (pour 2 dir)</text:p>
      <text:p text:style-name="P53"><text:tab/>-u = meilleur affichage</text:p>
      <text:p text:style-name="P53"/>
      <text:p text:style-name="P96"><text:span text:style-name="T24"><text:tab/>pour appliquer le patch, </text:span>cd<text:span text:style-name="T24"> dans le bon dir, et </text:span>patch -p1 &lt; file.patch</text:p>
      <text:p text:style-name="P96"><text:tab/><text:span text:style-name="T24"><text:tab/>-p1 = ignorer dans le chemin la première partie (pour rendre le path relatif)</text:span></text:p>
      <text:p text:style-name="P53"/>
      <text:p text:style-name="P53"><text:tab/><text:tab/>-R = reverse le patch</text:p>
      <text:p text:style-name="P53"/>
      <text:p text:style-name="P97">find <text:span text:style-name="T24">: </text:span>find /bin /home</text:p>
      <text:p text:style-name="P97"><text:tab/><text:span text:style-name="T24">cherchera dans /bin et /home</text:span></text:p>
      <text:p text:style-name="P97"><text:span text:style-name="T24"><text:tab/>exemple d'options ajoutables : </text:span>-perm -2000<text:span text:style-name="T24"> ou </text:span>-perm -4000<text:span text:style-name="T24"> (permissions minimum)</text:span></text:p>
      <text:p text:style-name="P54"><text:tab/><text:tab/>pratique pour retrouver un soft où on a mis un suid par exemple (backdoor)</text:p>
      <text:p text:style-name="P57"><text:tab/>On peut trier de nombreuses choses avec find : <text:span text:style-name="T15">-size 1024c -readable -executable</text:span></text:p>
      <text:p text:style-name="P58"><text:span text:style-name="T4"><text:tab/> </text:span>ou<text:span text:style-name="T4"> ! -executable</text:span></text:p>
      <text:p text:style-name="P59"><text:span text:style-name="T16"><text:tab/></text:span><text:span text:style-name="T4"><text:tab/>-type</text:span></text:p>
      <text:p text:style-name="P54"/>
      <text:p text:style-name="P98">w <text:span text:style-name="T24">ou </text:span>who <text:span text:style-name="T24">: liste des users connectés</text:span></text:p>
      <text:p text:style-name="P98"/>
      <text:p text:style-name="P98">groups<text:span text:style-name="T24"> = groupes courants</text:span></text:p>
      <text:p text:style-name="P55"/>
      <text:p text:style-name="P56"><text:span text:style-name="T4">wc</text:span> = nb lignes / nb mots / nb caractères</text:p>
      <text:p text:style-name="P56"/>
      <text:p text:style-name="P99">bc<text:span text:style-name="T24"> = basic calculator</text:span><text:span text:style-name="T56">. Très bon pour les entiers, précision arbitraire, pas de limite sur la taille.</text:span></text:p>
      <text:p text:style-name="P100"><text:span text:style-name="T24"><text:tab/></text:span>-l<text:span text:style-name="T24"> pour les float, moins de précision</text:span></text:p>
      <text:p text:style-name="P121"/>
      <text:p text:style-name="P121"/>
      <text:p text:style-name="P102">gcc -g<text:span text:style-name="T24"> pour débug</text:span><text:span text:style-name="T57">. </text:span><text:span text:style-name="T92">-W</text:span><text:span text:style-name="T57"> pour les warnings détectables, </text:span><text:span text:style-name="T92">-Wall </text:span><text:span text:style-name="T57">pour tous.</text:span></text:p>
      <text:p text:style-name="P121"/>
      <text:p text:style-name="P122"/>
      <text:p text:style-name="P122"/>
      <text:p text:style-name="P101"><text:span text:style-name="T24">checksum != hash. Un checksum (CRC) est réversible (basé sur un polynôme)</text:span><text:span text:style-name="T58">. Etait utilisé pour les <text:tab/>cas accidentels.</text:span></text:p>
      <text:p text:style-name="P123"/>
      <text:p text:style-name="P12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07T10:46:54.752061448</dc:date>
    <meta:editing-duration>PT11H2M6S</meta:editing-duration>
    <meta:editing-cycles>128</meta:editing-cycles>
    <meta:generator>LibreOffice/5.2.2.2.0$Linux_X86_64 LibreOffice_project/20m0$Build-2</meta:generator>
    <meta:document-statistic meta:table-count="0" meta:image-count="1" meta:object-count="0" meta:page-count="8" meta:paragraph-count="161" meta:word-count="2107" meta:character-count="12180" meta:non-whitespace-character-count="10107"/>
  </office:meta>
</office:document-meta>
</file>